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left="0.721cm" fo:margin-right="0cm" fo:text-indent="-0.721cm" style:auto-text-indent="false">
        <style:tab-stops/>
      </style:paragraph-properties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.72cm" fo:margin-right="0cm" fo:text-indent="-0.72cm" style:auto-text-indent="false">
        <style:tab-stops/>
      </style:paragraph-properties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 comunidade pretende utilizar uma aplicação que permita que cada célula seja informada de que outras células entejam próximas à sua localização, sejam elas de sua rede relacionamentos ou não. As células devem ser capazes de visualizar a localização de células, adicionar os contatos de interesse e aceitar e rejeitar convites de outras células. Cada célula deverá possuir um cadastro. A interface da aplicação com o usuário contém:</text:p>
      <text:p text:style-name="P1"/>
      <text:p text:style-name="P1">. uma tela que exibe gráficos e informações para o usuário</text:p>
      <text:p text:style-name="P1">. teclado e dispositivo apontador para entrada de dados</text:p>
      <text:p text:style-name="P1"/>
      <text:p text:style-name="P1">Uma sessão da aplicação consiste na autenticação de uma célula com base na sua identificação para então interagir com a rede celular. Para autenticar o acesso das células e permitir as interações, a aplicação deve interagir com a base de dados das informações da rede de células. Para cada célula da rede celular o banco de dados armazena a identificação, a palavra-chave, a localização e a rede de contatos. Uma aplicação central deve ser responsável por gerenciar os acessos simultâneos de múltiplas células e atualizar informações de localização na aplicação cliente. A aplicação cliente deve enviar a localização da célula e buscar as localizações de células da rede de relacionamento. A aplicação cliente deve ser responsável por calcular e mapear as localizações das células da rede de relacionamento. A aplicação cliente deve manter uma base de dados local para o mapeamento das informações. A aplicação cliente deve enviar as informações da base local para a base central. A aplicação cliente deve buscar as informações da base central para a base local.</text:p>
      <text:p text:style-name="P1"/>
      <text:p text:style-name="P1">Na primeira abordagem ao sistema, o usuário deve experimentar a seguinte sequência de eventos:</text:p>
      <text:p text:style-name="P1"/>
      <text:p text:style-name="P2">1 – a tela pede para o usuário inserir a identificação.</text:p>
      <text:p text:style-name="P2">2 – o usuário insere a identificação utilizando o teclado, <text:span text:style-name="T1">mouse</text:span> ou <text:span text:style-name="T1">touchscreen</text:span>.</text:p>
      <text:p text:style-name="P2">3 – a tela solicita que o usuário insira a chave associada à célula especificada.</text:p>
      <text:p text:style-name="P2">4 – o usuário insere a chave utilizando o dispositivo de entrada.</text:p>
      <text:p text:style-name="P2">5 – se o usuário inserir a identificação de célula válida e a chave correta para a célula, a tela exibe o radar dinâmico. <text:s/>Se o usuário inserir uma identificação inválida ou a chave incorreta, a tela exibe uma mensagem apropriada e então retorna ao passo 1 para reiniciar o processo de autenticação.</text:p>
      <text:p text:style-name="P1"/>
      <text:p text:style-name="P1">Após a autenticação os seguintes eventos serão executados:</text:p>
      <text:p text:style-name="P1"/>
      <text:p text:style-name="P3">1 – a tela pede para o usuário informar sua posição geográfica.</text:p>
      <text:p text:style-name="P3">2 – o usuário informa as configurações de localização.</text:p>
      <text:p text:style-name="P3"/>
      <text:p text:style-name="P4">[a aplicação deve obter essa informação pelo sistema de posicionamento global (GPS)]</text:p>
      <text:p text:style-name="P4"/>
      <text:p text:style-name="P3">3 – a aplicação solicita o raio de abrangência.</text:p>
      <text:p text:style-name="P3">4 – o usuário insere o valor de configuração.</text:p>
      <text:p text:style-name="P3">5 – a tela exibe as células que estão próximas de acordo com sua localização [a aplicação exibe o radar dinâmico com as localizações das células].</text:p>
      <text:p text:style-name="P4">Após a visualização da listagem das células que estão dentro do raio de abrangência e que façam parte da rede de relacionamento do usuário, a tela <text:soft-page-break/>exibe o menu principal, que deve conter uma opção numerada para cada um dos tipos de interações: visualizar (opção 1). O menu deve conter uma opção para permitir ao usuário sair do sistema (opção 2). O usuário então opta por realizar uma transação ou sair do sistema. [a aplicação possibilita a interação a partir das células visualizadas no radar]</text:p>
      <text:p text:style-name="P4"/>
      <text:p text:style-name="P4"><text:bookmark-start text:name="__DdeLink__69_747672200"/>Os passos a seguir descrevem o que ocorre quando o usuário insere 1 para<text:bookmark-end text:name="__DdeLink__69_747672200"/> visualizar células adjacentes:</text:p>
      <text:p text:style-name="P4"/>
      <text:p text:style-name="P4">1 – a tela exibe as células dentro do raio de abrangência do usuário.</text:p>
      <text:p text:style-name="P4"/>
      <text:p text:style-name="P4">Após a visualização da listagem das células que estão dentro do raio de abrangência, a tela exibe o menu de visualização, que deve conter uma opção numerada para cada um dos tipos de interações: convidar (opção 1). O menu deve conter uma opção para permitir ao usuário retornar à tela inicial (opção 2). O usuário então opta por realizar uma transação ou retornar à tela inicial. [a aplicação possibilita a interação a partir das células visualizadas na listagem]</text:p>
      <text:p text:style-name="P4"/>
      <text:p text:style-name="P4">Os passos a seguir descrevem o que ocorre quando o usuário insere 1 para convidar células adjacentes:</text:p>
      <text:p text:style-name="P3"/>
      <text:p text:style-name="P3">1 – a tela solicita que o usuário insira a identificação da célula a ser convid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9-05T18:33:26</meta:creation-date>
    <dc:date>2014-11-03T18:08:07</dc:date>
    <dc:creator>Danilo </dc:creator>
    <meta:editing-duration>PT10H53M27S</meta:editing-duration>
    <meta:editing-cycles>57</meta:editing-cycles>
    <meta:generator>LibreOffice/3.5$Linux_X86_64 LibreOffice_project/350m1$Build-2</meta:generator>
    <meta:document-statistic meta:table-count="0" meta:image-count="0" meta:object-count="0" meta:page-count="2" meta:paragraph-count="23" meta:word-count="689" meta:character-count="4094" meta:non-whitespace-character-count="3427"/>
  </office:meta>
</office:document-meta>
</file>